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4">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embership-agreement"/>Membership Agreement<text:bookmark-end text:name="membership-agreement"/></text:h>
      <text:list text:style-name="L1">
        <text:list-item>
          <text:p text:style-name="P1"><text:span text:style-name="T1">Generated:</text:span> 2026-04-27</text:p>
        </text:list-item>
        <text:list-item>
          <text:p text:style-name="P1"><text:span text:style-name="T1">Source (latest version):</text:span> <text:a xlink:type="simple" xlink:href="https://blueprint.ecohubs.community/articles/rcos-templates/layer-1/membership-agreement" office:name=""><text:span text:style-name="Definition">https://blueprint.ecohubs.community/articles/rcos-templates/layer-1/membership-agreement</text:span></text:a></text:p>
        </text:list-item>
        <text:list-item>
          <text:p text:style-name="P1"><text:span text:style-name="T1">All RCOS templates:</text:span> <text:a xlink:type="simple" xlink:href="https://blueprint.ecohubs.community/articles/rcos-templates" office:name=""><text:span text:style-name="Definition">https://blueprint.ecohubs.community/articles/rcos-templates</text:span></text:a></text:p>
        </text:list-item>
      </text:list>
      <text:p text:style-name="Horizontal_20_Line"/>
      <text:list text:style-name="L2">
        <text:list-item>
          <text:p text:style-name="P2"><text:span text:style-name="T1">Layer:</text:span> 1 — Membership System</text:p>
        </text:list-item>
        <text:list-item>
          <text:p text:style-name="P2"><text:span text:style-name="T1">Status:</text:span> Template — adapt for your community</text:p>
        </text:list-item>
        <text:list-item>
          <text:p text:style-name="P2"><text:span text:style-name="T1">RCOS reference:</text:span> <text:a xlink:type="simple" xlink:href="https://blueprint.ecohubs.community/articles/rcos-core/v0-1/layer-1-membership-system#34-rights-and-obligations" office:name=""><text:span text:style-name="Definition">§3.4</text:span></text:a>, <text:a xlink:type="simple" xlink:href="https://blueprint.ecohubs.community/articles/rcos-core/v0-1/layer-1-membership-system#35-participation-and-contribution" office:name=""><text:span text:style-name="Definition">§3.5</text:span></text:a>, <text:a xlink:type="simple" xlink:href="https://blueprint.ecohubs.community/articles/rcos-core/v0-1/layer-1-membership-system#38-artifacts" office:name=""><text:span text:style-name="Definition">§3.8</text:span></text:a></text:p>
        </text:list-item>
      </text:list>
      <text:p text:style-name="P3">Signed (or explicitly acknowledged) by every member at the time of admission. Defines the rights and obligations of each membership state.</text:p>
      <text:p text:style-name="Horizontal_20_Line"/>
      <text:h text:style-name="Heading_20_2" text:outline-level="2"><text:bookmark-start text:name="membership-state-on-signing"/>Membership State on Signing<text:bookmark-end text:name="membership-state-on-signing"/></text:h>
      <text:p text:style-name="First_20_paragraph"><text:span text:style-name="T2">RCOS clauses: </text:span><text:a xlink:type="simple" xlink:href="https://blueprint.ecohubs.community/articles/rcos-core/v0-1/layer-1-membership-system#31-membership-states" office:name=""><text:span text:style-name="Definition"><text:span text:style-name="T2">3.1.2</text:span></text:span></text:a><text:span text:style-name="T2">, </text:span><text:a xlink:type="simple" xlink:href="https://blueprint.ecohubs.community/articles/rcos-core/v0-1/layer-1-membership-system#31-membership-states" office:name=""><text:span text:style-name="Definition"><text:span text:style-name="T2">3.1.4</text:span></text:span></text:a></text:p>
      <text:p text:style-name="P4"><text:span text:style-name="T1">Rationale — Why declare state at signing</text:span></text:p>
      <text:p text:style-name="P4">Membership is not a single binary. A person joining must know exactly which state they are entering — Trial or Full — because the state determines what they can do and what is expected of them. Naming it at the moment of consent prevents ambiguity later about what they actually signed up for.</text:p>
      <text:p text:style-name="P5"><text:span text:style-name="T1">Instructions — How to fill this in</text:span></text:p>
      <text:p text:style-name="P5">State which membership state(s) a new member enters at signing (e.g. Trial Member, Full Member, or any custom state defined in your Membership State Registry).</text:p>
      <text:p text:style-name="First_20_paragraph"><text:span text:style-name="T2">&lt;Membership state assigned at signing — e.g. Trial Member on application approval; Full Member on onboarding completion.&gt;</text:span></text:p>
      <text:h text:style-name="Heading_20_2" text:outline-level="2"><text:bookmark-start text:name="member-rights"/>Member Rights<text:bookmark-end text:name="member-rights"/></text:h>
      <text:p text:style-name="First_20_paragraph"><text:span text:style-name="T2">RCOS clauses: </text:span><text:a xlink:type="simple" xlink:href="https://blueprint.ecohubs.community/articles/rcos-core/v0-1/layer-1-membership-system#34-rights-and-obligations" office:name=""><text:span text:style-name="Definition"><text:span text:style-name="T2">3.4.1</text:span></text:span></text:a><text:span text:style-name="T2">, </text:span><text:a xlink:type="simple" xlink:href="https://blueprint.ecohubs.community/articles/rcos-core/v0-1/layer-1-membership-system#34-rights-and-obligations" office:name=""><text:span text:style-name="Definition"><text:span text:style-name="T2">3.4.3</text:span></text:span></text:a><text:span text:style-name="T2">, </text:span><text:a xlink:type="simple" xlink:href="https://blueprint.ecohubs.community/articles/rcos-core/v0-1/layer-1-membership-system#34-rights-and-obligations" office:name=""><text:span text:style-name="Definition"><text:span text:style-name="T2">3.4.4</text:span></text:span></text:a></text:p>
      <text:p text:style-name="P6"><text:span text:style-name="T1">Rationale — Why enumerate rights explicitly</text:span></text:p>
      <text:p text:style-name="P6">Rights that are not written down are rights that can be quietly withdrawn. Enumerating them makes the community’s commitments legible, enforceable, and symmetrical with the obligations members are asked to carry. Without this list, obligations become open-ended demands with no reciprocal protection.</text:p>
      <text:p text:style-name="P7"><text:span text:style-name="T1">Instructions — How to fill this in</text:span></text:p>
      <text:p text:style-name="P7">List concrete rights granted to each membership state. Reference the Decision Matrix (Layer 2) for voting rights, the Role Registry (Layer 5) for role eligibility, and Layer 4 for due-process guarantees.</text:p>
      <text:list text:style-name="L3">
        <text:list-item>
          <text:p text:style-name="P8"><text:span text:style-name="T2">&lt;Right 1, e.g. the right to vote on all decisions as defined in the Decision Matrix.&gt;</text:span></text:p>
        </text:list-item>
        <text:list-item>
          <text:p text:style-name="P8"><text:span text:style-name="T2">&lt;Right 2, e.g. the right to access all member-only channels, calls, and community records.&gt;</text:span></text:p>
        </text:list-item>
        <text:list-item>
          <text:p text:style-name="P8"><text:span text:style-name="T2">&lt;Right 3, e.g. the right to hold roles as defined in the Role Registry.&gt;</text:span></text:p>
        </text:list-item>
        <text:list-item>
          <text:p text:style-name="P8"><text:span text:style-name="T2">&lt;Right 4, e.g. the right to earn recognition through recognized contributions.&gt;</text:span></text:p>
        </text:list-item>
        <text:list-item>
          <text:p text:style-name="P8"><text:span text:style-name="T2">&lt;Right 5, e.g. the right to propose changes through the governance process.&gt;</text:span></text:p>
        </text:list-item>
        <text:list-item>
          <text:p text:style-name="P8"><text:span text:style-name="T2">&lt;Right 6, e.g. the right to raise a conflict through the Conflict Resolution Ladder without retaliation.&gt;</text:span></text:p>
        </text:list-item>
        <text:list-item>
          <text:p text:style-name="P8"><text:span text:style-name="T2">&lt;Right 7, e.g. the right to exit the community voluntarily at any time.&gt;</text:span></text:p>
        </text:list-item>
        <text:list-item>
          <text:p text:style-name="P8"><text:span text:style-name="T2">&lt;Right 8, e.g. the right to due process before any forced exit, suspension, or access restriction.&gt;</text:span></text:p>
        </text:list-item>
      </text:list>
      <text:h text:style-name="Heading_20_2" text:outline-level="2"><text:bookmark-start text:name="member-obligations"/>Member Obligations<text:bookmark-end text:name="member-obligations"/></text:h>
      <text:p text:style-name="First_20_paragraph"><text:span text:style-name="T2">RCOS clauses: </text:span><text:a xlink:type="simple" xlink:href="https://blueprint.ecohubs.community/articles/rcos-core/v0-1/layer-1-membership-system#34-rights-and-obligations" office:name=""><text:span text:style-name="Definition"><text:span text:style-name="T2">3.4.2</text:span></text:span></text:a><text:span text:style-name="T2">, </text:span><text:a xlink:type="simple" xlink:href="https://blueprint.ecohubs.community/articles/rcos-core/v0-1/layer-1-membership-system#34-rights-and-obligations" office:name=""><text:span text:style-name="Definition"><text:span text:style-name="T2">3.4.4</text:span></text:span></text:a><text:span text:style-name="T2">, </text:span><text:a xlink:type="simple" xlink:href="https://blueprint.ecohubs.community/articles/rcos-core/v0-1/layer-1-membership-system#34-rights-and-obligations" office:name=""><text:span text:style-name="Definition"><text:span text:style-name="T2">3.4.5</text:span></text:span></text:a></text:p>
      <text:p text:style-name="P9"><text:span text:style-name="T1">Rationale — Why bound obligations tightly</text:span></text:p>
      <text:p text:style-name="P9">Open-ended obligations are how communities slide into exploitation — “contribute more,” “be available,” “show up” with no defined limit. Listing obligations discretely, and tying each one to a corresponding right, keeps the ask bounded and contestable. A member must always be able to tell whether they are meeting the agreement or being asked for something beyond it.</text:p>
      <text:p text:style-name="P10"><text:span text:style-name="T1">Instructions — How to fill this in</text:span></text:p>
      <text:p text:style-name="P10">List concrete, bounded obligations. Each obligation must be testable: a member must be able to know whether they are meeting it. Avoid vague duties.</text:p>
      <text:list text:style-name="L4">
        <text:list-item>
          <text:p text:style-name="P11"><text:span text:style-name="T2">&lt;Obligation 1, e.g. adhere to all Layer 0 identity constraints and invariants at all times.&gt;</text:span></text:p>
        </text:list-item>
        <text:list-item>
          <text:p text:style-name="P11"><text:span text:style-name="T2">&lt;Obligation 2, e.g. contribute to the community in at least one recognized category per defined period.&gt;</text:span></text:p>
        </text:list-item>
        <text:list-item>
          <text:p text:style-name="P11"><text:span text:style-name="T2">&lt;Obligation 3, e.g. participate in conflict resolution processes when named as a party or requested as a witness.&gt;</text:span></text:p>
        </text:list-item>
        <text:list-item>
          <text:p text:style-name="P11"><text:span text:style-name="T2">&lt;Obligation 4, e.g. complete onboarding before exercising Full Member rights.&gt;</text:span></text:p>
        </text:list-item>
        <text:list-item>
          <text:p text:style-name="P11"><text:span text:style-name="T2">&lt;Obligation 5, e.g. notify the community before extended absence.&gt;</text:span></text:p>
        </text:list-item>
        <text:list-item>
          <text:p text:style-name="P11"><text:span text:style-name="T2">&lt;Obligation 6, e.g. not misrepresent the community, its members, or its governance externally.&gt;</text:span></text:p>
        </text:list-item>
        <text:list-item>
          <text:p text:style-name="P11"><text:span text:style-name="T2">&lt;Obligation 7, e.g. not exercise authority beyond what is explicitly assigned through the governance system.&gt;</text:span></text:p>
        </text:list-item>
      </text:list>
      <text:h text:style-name="Heading_20_2" text:outline-level="2"><text:bookmark-start text:name="participation-and-contribution-expectations"/>Participation and Contribution Expectations<text:bookmark-end text:name="participation-and-contribution-expectations"/></text:h>
      <text:p text:style-name="First_20_paragraph"><text:span text:style-name="T2">RCOS clauses: </text:span><text:a xlink:type="simple" xlink:href="https://blueprint.ecohubs.community/articles/rcos-core/v0-1/layer-1-membership-system#35-participation-and-contribution" office:name=""><text:span text:style-name="Definition"><text:span text:style-name="T2">3.5.1</text:span></text:span></text:a><text:span text:style-name="T2">, </text:span><text:a xlink:type="simple" xlink:href="https://blueprint.ecohubs.community/articles/rcos-core/v0-1/layer-1-membership-system#35-participation-and-contribution" office:name=""><text:span text:style-name="Definition"><text:span text:style-name="T2">3.5.2</text:span></text:span></text:a><text:span text:style-name="T2">, </text:span><text:a xlink:type="simple" xlink:href="https://blueprint.ecohubs.community/articles/rcos-core/v0-1/layer-1-membership-system#35-participation-and-contribution" office:name=""><text:span text:style-name="Definition"><text:span text:style-name="T2">3.5.3</text:span></text:span></text:a><text:span text:style-name="T2">, </text:span><text:a xlink:type="simple" xlink:href="https://blueprint.ecohubs.community/articles/rcos-core/v0-1/layer-1-membership-system#35-participation-and-contribution" office:name=""><text:span text:style-name="Definition"><text:span text:style-name="T2">3.5.4</text:span></text:span></text:a></text:p>
      <text:p text:style-name="P12"><text:span text:style-name="T1">Rationale — Why define participation in numbers</text:span></text:p>
      <text:p text:style-name="P12">“Active member” means nothing without a threshold. A defined minimum — in time, category, and cadence — turns participation from a feeling into a fact, so nobody has to guess whether they are in good standing, and nobody can be accused of drifting without evidence. It also makes the line between a genuine absence and quiet abandonment visible early enough to act on.</text:p>
      <text:p text:style-name="P13"><text:span text:style-name="T1">Instructions — How to fill this in</text:span></text:p>
      <text:p text:style-name="P13">State a measurable minimum (frequency × category), substitution and absence rules, and the trigger that moves a non-participating member into a Layer 4 process.</text:p>
      <text:list text:style-name="L5">
        <text:list-item>
          <text:p text:style-name="P14"><text:span text:style-name="T1">Minimum contribution:</text:span> <text:span text:style-name="T2">&lt;e.g. at least one recognized contribution per 6 months, in any recognized category.&gt;</text:span></text:p>
        </text:list-item>
        <text:list-item>
          <text:p text:style-name="P14"><text:span text:style-name="T1">Recognized categories:</text:span> <text:span text:style-name="T2">&lt;reference the Internal Economy Protocol (Layer 3).&gt;</text:span></text:p>
        </text:list-item>
        <text:list-item>
          <text:p text:style-name="P14"><text:span text:style-name="T1">Substitution:</text:span> <text:span text:style-name="T2">&lt;e.g. a member may delegate a specific task but remains responsible for meeting overall contribution expectations.&gt;</text:span></text:p>
        </text:list-item>
        <text:list-item>
          <text:p text:style-name="P14"><text:span text:style-name="T1">Extended absence:</text:span> <text:span text:style-name="T2">&lt;e.g. notification required before absences longer than X months; expectations paused for the notified period up to a maximum.&gt;</text:span></text:p>
        </text:list-item>
        <text:list-item>
          <text:p text:style-name="P14"><text:span text:style-name="T1">Non-participation trigger:</text:span> <text:span text:style-name="T2">&lt;e.g. absence of recognized contribution for X consecutive months without prior notice triggers an accountability check (Layer 4).&gt;</text:span></text:p>
        </text:list-item>
      </text:list>
      <text:h text:style-name="Heading_20_2" text:outline-level="2"><text:bookmark-start text:name="due-process-reference"/>Due Process Reference<text:bookmark-end text:name="due-process-reference"/></text:h>
      <text:p text:style-name="P15"><text:span text:style-name="T1">Rationale — Why re-state due process here</text:span></text:p>
      <text:p text:style-name="P15">The Membership Agreement is the one document every member actually reads and consents to. Naming due process here — not only in Layer 4 — guarantees that no member can be removed or restricted under a rule they were not shown when they joined. It closes the gap between what the community promises and what it can do.</text:p>
      <text:p text:style-name="P16"><text:span text:style-name="T1">Instructions — How to fill this in</text:span></text:p>
      <text:p text:style-name="P16">Reference the Conflict Resolution Ladder (Layer 4) and the Exit &amp; Separation Protocol so that any member reading the Membership Agreement knows where the procedural protections live.</text:p>
      <text:p text:style-name="First_20_paragraph">Any forced exit, suspension, or access restriction follows Layer 4 due process and the Exit &amp; Separation Protocol.</text:p>
      <text:h text:style-name="Heading_20_2" text:outline-level="2"><text:bookmark-start text:name="consent-acknowledgment"/>Consent Acknowledgment<text:bookmark-end text:name="consent-acknowledgment"/></text:h>
      <text:p text:style-name="P17"><text:span text:style-name="T1">Rationale — Why require explicit consent</text:span></text:p>
      <text:p text:style-name="P17">Consent that is assumed is consent that can be denied later. Requiring an explicit act — signing, clicking, acknowledging — at a known moment binds the member to the specific artifact versions in force that day, and gives the community a defensible record that the agreement was entered freely and knowingly.</text:p>
      <text:p text:style-name="P18"><text:span text:style-name="T1">Instructions — How to fill this in</text:span></text:p>
      <text:p text:style-name="P18">Describe the act of consent (signature, in-app acknowledgment, etc.), and what artifact versions the member is consenting to at that moment.</text:p>
      <text:p text:style-name="First_20_paragraph">By entering the community through the defined onboarding process, the member explicitly consents to the terms of this agreement and the Layer 0 artifacts in force at the time of admission.</text:p>
      <text:p text:style-name="Horizontal_20_Line"/>
      <text:h text:style-name="Heading_20_2" text:outline-level="2"><text:bookmark-start text:name="ratification-record"/>Ratification Record<text:bookmark-end text:name="ratification-record"/></text:h>
      <text:list text:style-name="L6">
        <text:list-item>
          <text:p text:style-name="P19"><text:span text:style-name="T1">Adopted:</text:span> </text:p>
        </text:list-item>
        <text:list-item>
          <text:p text:style-name="P19"><text:span text:style-name="T1">Decision type:</text:span> Strategic</text:p>
        </text:list-item>
        <text:list-item>
          <text:p text:style-name="P19"><text:span text:style-name="T1">Version:</text:span> </text:p>
        </text:list-item>
        <text:list-item>
          <text:p text:style-name="P19"><text:span text:style-name="T1">Decision record:</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7T22:01:07Z</meta:creation-date>
    <dc:date>2026-04-27T22:01:07Z</dc:date>
    <meta:user-defined meta:name="title-meta" meta:value-type="string">Membership Agreement</meta:user-defined>
  </office:meta>
</office:document-meta>
</file>